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5pt solid #000000"/>
    </style:style>
    <style:style style:name="P1" style:family="paragraph" style:parent-style-name="Standard">
      <style:text-properties officeooo:rsid="00051767" officeooo:paragraph-rsid="00051767"/>
    </style:style>
    <style:style style:name="P2" style:family="paragraph" style:parent-style-name="Standard">
      <style:text-properties officeooo:rsid="00051767" officeooo:paragraph-rsid="00098e5d"/>
    </style:style>
    <style:style style:name="P3" style:family="paragraph" style:parent-style-name="Standard">
      <style:text-properties officeooo:rsid="00051767" officeooo:paragraph-rsid="00113f23"/>
    </style:style>
    <style:style style:name="P4" style:family="paragraph" style:parent-style-name="Standard">
      <style:text-properties officeooo:rsid="00051767" officeooo:paragraph-rsid="001744a9"/>
    </style:style>
    <style:style style:name="P5" style:family="paragraph" style:parent-style-name="Standard">
      <style:text-properties officeooo:rsid="00051767" officeooo:paragraph-rsid="0018e27a"/>
    </style:style>
    <style:style style:name="P6" style:family="paragraph" style:parent-style-name="Standard">
      <style:text-properties officeooo:rsid="00051767" officeooo:paragraph-rsid="001a4984"/>
    </style:style>
    <style:style style:name="P7" style:family="paragraph" style:parent-style-name="Standard">
      <style:text-properties officeooo:rsid="0006ef77" officeooo:paragraph-rsid="0006ef77"/>
    </style:style>
    <style:style style:name="P8" style:family="paragraph" style:parent-style-name="Standard">
      <style:text-properties officeooo:rsid="00089b50" officeooo:paragraph-rsid="00089b50"/>
    </style:style>
    <style:style style:name="P9" style:family="paragraph" style:parent-style-name="Standard">
      <style:text-properties officeooo:rsid="00089b50" officeooo:paragraph-rsid="0008ba6a"/>
    </style:style>
    <style:style style:name="P10" style:family="paragraph" style:parent-style-name="Standard">
      <style:text-properties officeooo:rsid="00089b50" officeooo:paragraph-rsid="000e996b"/>
    </style:style>
    <style:style style:name="P11" style:family="paragraph" style:parent-style-name="Standard">
      <style:text-properties officeooo:rsid="00089b50" officeooo:paragraph-rsid="001744a9"/>
    </style:style>
    <style:style style:name="P12" style:family="paragraph" style:parent-style-name="Standard">
      <style:text-properties officeooo:rsid="00089b50" officeooo:paragraph-rsid="0018e27a"/>
    </style:style>
    <style:style style:name="P13" style:family="paragraph" style:parent-style-name="Standard">
      <style:text-properties officeooo:rsid="00089b50" officeooo:paragraph-rsid="00113f23"/>
    </style:style>
    <style:style style:name="P14" style:family="paragraph" style:parent-style-name="Standard">
      <style:paragraph-properties fo:text-align="justify" style:justify-single-word="false"/>
      <style:text-properties officeooo:rsid="00089b50" officeooo:paragraph-rsid="001a4984"/>
    </style:style>
    <style:style style:name="P15" style:family="paragraph" style:parent-style-name="Standard">
      <style:paragraph-properties fo:text-align="justify" style:justify-single-word="false"/>
      <style:text-properties officeooo:rsid="00089b50" officeooo:paragraph-rsid="00089b50"/>
    </style:style>
    <style:style style:name="P16" style:family="paragraph" style:parent-style-name="Standard">
      <style:text-properties officeooo:paragraph-rsid="00089b50"/>
    </style:style>
    <style:style style:name="P17" style:family="paragraph" style:parent-style-name="Standard">
      <style:text-properties officeooo:paragraph-rsid="0008ba6a"/>
    </style:style>
    <style:style style:name="P18" style:family="paragraph" style:parent-style-name="Standard">
      <style:text-properties officeooo:rsid="0008ba6a" officeooo:paragraph-rsid="0008ba6a"/>
    </style:style>
    <style:style style:name="P19" style:family="paragraph" style:parent-style-name="Standard">
      <style:text-properties officeooo:paragraph-rsid="000ab766"/>
    </style:style>
    <style:style style:name="P20" style:family="paragraph" style:parent-style-name="Standard">
      <style:text-properties officeooo:rsid="000ab766" officeooo:paragraph-rsid="000ab766"/>
    </style:style>
    <style:style style:name="P21" style:family="paragraph" style:parent-style-name="Standard">
      <style:paragraph-properties fo:text-align="justify" style:justify-single-word="false"/>
      <style:text-properties officeooo:rsid="000ab766" officeooo:paragraph-rsid="000ab766"/>
    </style:style>
    <style:style style:name="P22" style:family="paragraph" style:parent-style-name="Standard">
      <style:text-properties officeooo:rsid="000c471a" officeooo:paragraph-rsid="000ab766"/>
    </style:style>
    <style:style style:name="P23" style:family="paragraph" style:parent-style-name="Standard">
      <style:text-properties officeooo:rsid="000c471a" officeooo:paragraph-rsid="000c471a"/>
    </style:style>
    <style:style style:name="P24" style:family="paragraph" style:parent-style-name="Standard">
      <style:text-properties officeooo:rsid="000c471a" officeooo:paragraph-rsid="00106126"/>
    </style:style>
    <style:style style:name="P25" style:family="paragraph" style:parent-style-name="Standard">
      <style:text-properties officeooo:rsid="00098e5d" officeooo:paragraph-rsid="001a4984"/>
    </style:style>
    <style:style style:name="P26" style:family="paragraph" style:parent-style-name="Standard">
      <style:text-properties officeooo:rsid="00098e5d" officeooo:paragraph-rsid="00113f23"/>
    </style:style>
    <style:style style:name="P27" style:family="paragraph" style:parent-style-name="Standard">
      <style:text-properties officeooo:rsid="00098e5d" officeooo:paragraph-rsid="0018e27a"/>
    </style:style>
    <style:style style:name="P28" style:family="paragraph" style:parent-style-name="Standard">
      <style:text-properties officeooo:rsid="000e3980" officeooo:paragraph-rsid="001744a9"/>
    </style:style>
    <style:style style:name="P29" style:family="paragraph" style:parent-style-name="Standard">
      <style:text-properties officeooo:rsid="000e3980" officeooo:paragraph-rsid="000e3980"/>
    </style:style>
    <style:style style:name="P30" style:family="paragraph" style:parent-style-name="Standard">
      <style:text-properties officeooo:rsid="000e3980" officeooo:paragraph-rsid="0018e27a"/>
    </style:style>
    <style:style style:name="P31" style:family="paragraph" style:parent-style-name="Standard">
      <style:text-properties officeooo:rsid="000e996b" officeooo:paragraph-rsid="001744a9"/>
    </style:style>
    <style:style style:name="P32" style:family="paragraph" style:parent-style-name="Standard">
      <style:text-properties officeooo:rsid="000e996b" officeooo:paragraph-rsid="000e3980"/>
    </style:style>
    <style:style style:name="P33" style:family="paragraph" style:parent-style-name="Standard">
      <style:paragraph-properties fo:text-align="justify" style:justify-single-word="false"/>
      <style:text-properties officeooo:rsid="000e996b" officeooo:paragraph-rsid="0022edc9"/>
    </style:style>
    <style:style style:name="P34" style:family="paragraph" style:parent-style-name="Standard">
      <style:text-properties officeooo:rsid="001a4984" officeooo:paragraph-rsid="001a4984"/>
    </style:style>
    <style:style style:name="P35" style:family="paragraph" style:parent-style-name="Standard">
      <style:paragraph-properties fo:text-align="justify" style:justify-single-word="false"/>
      <style:text-properties officeooo:rsid="001a4984" officeooo:paragraph-rsid="001dcd58"/>
    </style:style>
    <style:style style:name="P36" style:family="paragraph" style:parent-style-name="Standard">
      <style:text-properties officeooo:rsid="001dcd58" officeooo:paragraph-rsid="001dcd58"/>
    </style:style>
    <style:style style:name="P37" style:family="paragraph" style:parent-style-name="Standard">
      <style:text-properties officeooo:rsid="001f030e" officeooo:paragraph-rsid="001f030e"/>
    </style:style>
    <style:style style:name="P38" style:family="paragraph" style:parent-style-name="Standard">
      <style:paragraph-properties fo:text-align="justify" style:justify-single-word="false"/>
      <style:text-properties officeooo:rsid="001f030e" officeooo:paragraph-rsid="001f030e"/>
    </style:style>
    <style:style style:name="P39" style:family="paragraph" style:parent-style-name="Standard">
      <style:text-properties officeooo:rsid="001f5351" officeooo:paragraph-rsid="001f5351"/>
    </style:style>
    <style:style style:name="P40" style:family="paragraph" style:parent-style-name="Standard">
      <style:text-properties officeooo:rsid="001f5351" officeooo:paragraph-rsid="001f030e"/>
    </style:style>
    <style:style style:name="P41" style:family="paragraph" style:parent-style-name="Standard">
      <style:text-properties style:font-name="Liberation Serif" fo:font-size="12pt" officeooo:rsid="00051767" officeooo:paragraph-rsid="00051767" style:font-size-asian="12pt" style:font-size-complex="12pt"/>
    </style:style>
    <style:style style:name="P42" style:family="paragraph" style:parent-style-name="Standard">
      <style:text-properties style:font-name="Liberation Serif" fo:font-size="12pt" officeooo:rsid="002416cd" officeooo:paragraph-rsid="002416cd" style:font-size-asian="12pt" style:font-size-complex="12pt"/>
    </style:style>
    <style:style style:name="P43" style:family="paragraph" style:parent-style-name="Standard">
      <style:paragraph-properties fo:text-align="justify" style:justify-single-word="false"/>
      <style:text-properties style:font-name="Liberation Serif" fo:font-size="12pt" fo:font-weight="normal" officeooo:rsid="002cafcb" officeooo:paragraph-rsid="002cafcb"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erif" fo:font-size="12pt" fo:font-weight="normal" officeooo:rsid="002cafcb" officeooo:paragraph-rsid="002f0cc4"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erif" fo:font-size="12pt" fo:font-weight="normal" officeooo:rsid="0029abbf" officeooo:paragraph-rsid="0029abb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erif" fo:font-size="12pt" fo:font-weight="normal" officeooo:rsid="0029abbf" officeooo:paragraph-rsid="002edd3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erif" fo:font-size="12pt" fo:font-weight="normal" officeooo:rsid="002f0cc4" officeooo:paragraph-rsid="002f0cc4"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 fo:font-size="12pt" fo:font-weight="bold" officeooo:rsid="0029abbf" officeooo:paragraph-rsid="002edd36"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Liberation Serif" fo:font-weight="normal" officeooo:rsid="002cafcb" officeooo:paragraph-rsid="002cafcb" style:font-weight-asian="normal" style:font-weight-complex="normal"/>
    </style:style>
    <style:style style:name="P50" style:family="paragraph" style:parent-style-name="Standard">
      <style:paragraph-properties fo:text-align="justify" style:justify-single-word="false"/>
      <style:text-properties style:font-name="Liberation Serif" fo:font-weight="normal" officeooo:rsid="002e42bf" officeooo:paragraph-rsid="002e42bf" style:font-weight-asian="normal" style:font-weight-complex="normal"/>
    </style:style>
    <style:style style:name="P51" style:family="paragraph" style:parent-style-name="Standard">
      <style:text-properties style:font-name="Liberation Mono" fo:font-size="12pt" officeooo:rsid="002416cd" officeooo:paragraph-rsid="0025b8d2" style:font-size-asian="12pt" style:font-size-complex="12pt"/>
    </style:style>
    <style:style style:name="P52" style:family="paragraph" style:parent-style-name="Standard">
      <style:text-properties style:font-name="Liberation Mono" fo:font-size="12pt" officeooo:rsid="0025d142" officeooo:paragraph-rsid="0025b8d2" style:font-size-asian="12pt" style:font-size-complex="12pt"/>
    </style:style>
    <style:style style:name="P53" style:family="paragraph" style:parent-style-name="Standard">
      <style:text-properties style:font-name="Liberation Mono" fo:font-size="12pt" fo:font-weight="bold" officeooo:rsid="002416cd" officeooo:paragraph-rsid="002416cd" style:font-size-asian="12pt" style:font-weight-asian="bold" style:font-size-complex="12pt" style:font-weight-complex="bold"/>
    </style:style>
    <style:style style:name="P54" style:family="paragraph" style:parent-style-name="Standard">
      <style:paragraph-properties fo:text-align="center" style:justify-single-word="false"/>
      <style:text-properties fo:font-weight="bold" officeooo:rsid="0029abbf" officeooo:paragraph-rsid="0029abbf" style:font-weight-asian="bold" style:font-weight-complex="bold"/>
    </style:style>
    <style:style style:name="P55" style:family="paragraph" style:parent-style-name="Standard">
      <style:paragraph-properties fo:text-align="justify" style:justify-single-word="false"/>
      <style:text-properties fo:font-weight="bold" officeooo:rsid="0029abbf" officeooo:paragraph-rsid="0029abbf" style:font-weight-asian="bold" style:font-weight-complex="bold"/>
    </style:style>
    <style:style style:name="P56" style:family="paragraph" style:parent-style-name="Standard">
      <style:paragraph-properties fo:text-align="justify" style:justify-single-word="false"/>
      <style:text-properties officeooo:rsid="0018e27a" officeooo:paragraph-rsid="0025b8d2"/>
    </style:style>
    <style:style style:name="P57" style:family="paragraph" style:parent-style-name="Standard">
      <style:paragraph-properties fo:text-align="justify" style:justify-single-word="false"/>
      <style:text-properties officeooo:rsid="001744a9" officeooo:paragraph-rsid="001744a9"/>
    </style:style>
    <style:style style:name="P58" style:family="paragraph" style:parent-style-name="Standard">
      <style:paragraph-properties fo:text-align="justify" style:justify-single-word="false"/>
      <style:text-properties fo:font-weight="normal" officeooo:rsid="0029abbf" officeooo:paragraph-rsid="0029abbf" style:font-weight-asian="normal" style:font-weight-complex="normal"/>
    </style:style>
    <style:style style:name="P59" style:family="paragraph" style:parent-style-name="Standard">
      <style:paragraph-properties fo:text-align="justify" style:justify-single-word="false"/>
      <style:text-properties fo:font-weight="normal" officeooo:rsid="002cafcb" officeooo:paragraph-rsid="002cafcb" style:font-weight-asian="normal" style:font-weight-complex="normal"/>
    </style:style>
    <style:style style:name="P60" style:family="paragraph" style:parent-style-name="Standard" style:list-style-name="L1">
      <style:text-properties style:font-name="Liberation Mono" fo:font-size="12pt" officeooo:rsid="002416cd" officeooo:paragraph-rsid="0025b8d2" style:font-size-asian="12pt" style:font-size-complex="12pt"/>
    </style:style>
    <style:style style:name="P61" style:family="paragraph" style:parent-style-name="Standard" style:list-style-name="L2">
      <style:text-properties officeooo:paragraph-rsid="00098e5d"/>
    </style:style>
    <style:style style:name="P62" style:family="paragraph" style:parent-style-name="Standard" style:list-style-name="L2">
      <style:text-properties officeooo:rsid="00089b50" officeooo:paragraph-rsid="00089b50"/>
    </style:style>
    <style:style style:name="P63" style:family="paragraph" style:parent-style-name="Standard" style:list-style-name="L3">
      <style:text-properties officeooo:rsid="0008ba6a" officeooo:paragraph-rsid="0008ba6a"/>
    </style:style>
    <style:style style:name="P64" style:family="paragraph" style:parent-style-name="Standard" style:list-style-name="L3">
      <style:text-properties officeooo:rsid="00098e5d" officeooo:paragraph-rsid="00098e5d"/>
    </style:style>
    <style:style style:name="P65" style:family="paragraph" style:parent-style-name="Standard" style:list-style-name="L5">
      <style:text-properties officeooo:rsid="00098e5d" officeooo:paragraph-rsid="00113f23"/>
    </style:style>
    <style:style style:name="P66" style:family="paragraph" style:parent-style-name="Standard" style:list-style-name="L5">
      <style:text-properties officeooo:rsid="00098e5d" officeooo:paragraph-rsid="0025b8d2"/>
    </style:style>
    <style:style style:name="P67" style:family="paragraph" style:parent-style-name="Standard" style:list-style-name="L5">
      <style:text-properties officeooo:rsid="00098e5d" officeooo:paragraph-rsid="001744a9"/>
    </style:style>
    <style:style style:name="P68" style:family="paragraph" style:parent-style-name="Standard" style:list-style-name="L5">
      <style:text-properties officeooo:rsid="00098e5d" officeooo:paragraph-rsid="001a4984"/>
    </style:style>
    <style:style style:name="P69" style:family="paragraph" style:parent-style-name="Standard" style:list-style-name="L4">
      <style:text-properties officeooo:rsid="000ab766" officeooo:paragraph-rsid="000ab766"/>
    </style:style>
    <style:style style:name="P70" style:family="paragraph" style:parent-style-name="Standard" style:list-style-name="L5">
      <style:text-properties officeooo:rsid="000c471a" officeooo:paragraph-rsid="000c471a"/>
    </style:style>
    <style:style style:name="P71" style:family="paragraph" style:parent-style-name="Standard" style:list-style-name="L5">
      <style:text-properties officeooo:rsid="000e3980" officeooo:paragraph-rsid="000e3980"/>
    </style:style>
    <style:style style:name="P72" style:family="paragraph" style:parent-style-name="Standard" style:list-style-name="L5">
      <style:text-properties officeooo:rsid="000e3980" officeooo:paragraph-rsid="001744a9"/>
    </style:style>
    <style:style style:name="P73" style:family="paragraph" style:parent-style-name="Standard" style:list-style-name="L5">
      <style:text-properties officeooo:rsid="000e3980" officeooo:paragraph-rsid="0018e27a"/>
    </style:style>
    <style:style style:name="P74" style:family="paragraph" style:parent-style-name="Standard" style:list-style-name="L6">
      <style:text-properties officeooo:rsid="001a4984" officeooo:paragraph-rsid="001a4984"/>
    </style:style>
    <style:style style:name="P75" style:family="paragraph" style:parent-style-name="Standard" style:list-style-name="L6">
      <style:text-properties officeooo:rsid="001dcd58" officeooo:paragraph-rsid="001dcd58"/>
    </style:style>
    <style:style style:name="P76" style:family="paragraph" style:parent-style-name="Standard" style:list-style-name="L7">
      <style:text-properties officeooo:rsid="001f030e" officeooo:paragraph-rsid="001f030e"/>
    </style:style>
    <style:style style:name="P77" style:family="paragraph" style:parent-style-name="Standard" style:list-style-name="L8">
      <style:text-properties officeooo:rsid="001f5351" officeooo:paragraph-rsid="00271c18"/>
    </style:style>
    <style:style style:name="P78" style:family="paragraph" style:parent-style-name="Standard" style:list-style-name="L9">
      <style:paragraph-properties fo:text-align="justify" style:justify-single-word="false"/>
      <style:text-properties style:font-name="Liberation Serif" fo:font-size="12pt" fo:font-weight="normal" officeooo:rsid="0029abbf" officeooo:paragraph-rsid="0029abbf" style:font-size-asian="12pt" style:font-weight-asian="normal" style:font-size-complex="12pt" style:font-weight-complex="normal"/>
    </style:style>
    <style:style style:name="P79" style:family="paragraph" style:parent-style-name="Standard" style:list-style-name="L10">
      <style:paragraph-properties fo:text-align="justify" style:justify-single-word="false"/>
      <style:text-properties style:font-name="Liberation Serif" fo:font-size="12pt" fo:font-weight="normal" officeooo:rsid="002f0cc4" officeooo:paragraph-rsid="002f0cc4"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2f854b" officeooo:paragraph-rsid="002f854b" style:font-size-asian="12pt" style:font-weight-asian="normal" style:font-size-complex="12pt" style:font-weight-complex="normal"/>
    </style:style>
    <style:style style:name="P81" style:family="paragraph" style:parent-style-name="Standard" style:list-style-name="L11">
      <style:paragraph-properties fo:text-align="justify" style:justify-single-word="false"/>
      <style:text-properties style:font-name="Liberation Serif" fo:font-size="12pt" fo:font-weight="normal" officeooo:rsid="002f854b" officeooo:paragraph-rsid="002f854b"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bold" officeooo:rsid="0029abbf" officeooo:paragraph-rsid="002f854b" style:font-size-asian="12pt" style:font-weight-asian="bold" style:font-size-complex="12pt" style:font-weight-complex="bold"/>
    </style:style>
    <style:style style:name="P83" style:family="paragraph" style:parent-style-name="Standard">
      <style:paragraph-properties fo:text-align="justify" style:justify-single-word="false"/>
      <style:text-properties style:font-name="Liberation Serif" fo:font-size="12pt" fo:font-weight="bold" officeooo:rsid="0029abbf" officeooo:paragraph-rsid="002edd36" style:font-size-asian="12pt" style:font-weight-asian="bold" style:font-size-complex="12pt" style:font-weight-complex="bold"/>
    </style:style>
    <style:style style:name="P84" style:family="paragraph" style:parent-style-name="Standard">
      <style:paragraph-properties fo:text-align="justify" style:justify-single-word="false"/>
      <style:text-properties style:font-name="Liberation Serif" fo:font-size="12pt" fo:font-weight="bold" officeooo:rsid="002f854b" officeooo:paragraph-rsid="002f854b" style:font-size-asian="12pt" style:font-weight-asian="bold" style:font-size-complex="12pt" style:font-weight-complex="bold"/>
    </style:style>
    <style:style style:name="P85" style:family="paragraph" style:parent-style-name="Standard">
      <style:paragraph-properties fo:text-align="justify" style:justify-single-word="false"/>
      <style:text-properties fo:font-weight="bold" officeooo:rsid="0029abbf" officeooo:paragraph-rsid="0029abbf" style:font-weight-asian="bold" style:font-weight-complex="bold"/>
    </style:style>
    <style:style style:name="T1" style:family="text">
      <style:text-properties officeooo:rsid="0006ef77"/>
    </style:style>
    <style:style style:name="T2" style:family="text">
      <style:text-properties officeooo:rsid="00089b50"/>
    </style:style>
    <style:style style:name="T3" style:family="text">
      <style:text-properties officeooo:rsid="0008ba6a"/>
    </style:style>
    <style:style style:name="T4" style:family="text">
      <style:text-properties officeooo:rsid="00098e5d"/>
    </style:style>
    <style:style style:name="T5" style:family="text">
      <style:text-properties fo:font-weight="normal" style:font-weight-asian="normal" style:font-weight-complex="normal"/>
    </style:style>
    <style:style style:name="T6" style:family="text">
      <style:text-properties officeooo:rsid="000ab766"/>
    </style:style>
    <style:style style:name="T7" style:family="text">
      <style:text-properties officeooo:rsid="000c471a"/>
    </style:style>
    <style:style style:name="T8" style:family="text">
      <style:text-properties officeooo:rsid="000e996b"/>
    </style:style>
    <style:style style:name="T9" style:family="text">
      <style:text-properties officeooo:rsid="00106126"/>
    </style:style>
    <style:style style:name="T10" style:family="text">
      <style:text-properties officeooo:rsid="00113f23"/>
    </style:style>
    <style:style style:name="T11" style:family="text">
      <style:text-properties officeooo:rsid="0018e27a"/>
    </style:style>
    <style:style style:name="T12" style:family="text">
      <style:text-properties officeooo:rsid="001a4984"/>
    </style:style>
    <style:style style:name="T13" style:family="text">
      <style:text-properties officeooo:rsid="001bd308"/>
    </style:style>
    <style:style style:name="T14" style:family="text">
      <style:text-properties officeooo:rsid="001dcd58"/>
    </style:style>
    <style:style style:name="T15" style:family="text">
      <style:text-properties officeooo:rsid="0022edc9"/>
    </style:style>
    <style:style style:name="T16" style:family="text">
      <style:text-properties officeooo:rsid="0025b8d2"/>
    </style:style>
    <style:style style:name="T17" style:family="text">
      <style:text-properties officeooo:rsid="002e42bf"/>
    </style:style>
    <style:style style:name="T18" style:family="text">
      <style:text-properties officeooo:rsid="002f0cc4"/>
    </style:style>
    <style:style style:name="T19" style:family="text">
      <style:text-properties style:font-name="Liberation Serif"/>
    </style:style>
    <style:style style:name="T20" style:family="text">
      <style:text-properties style:font-name="Liberation Serif" officeooo:rsid="002e42bf"/>
    </style:style>
    <style:style style:name="T21" style:family="text">
      <style:text-properties fo:font-size="12pt" style:font-size-asian="12pt" style:font-size-complex="12pt"/>
    </style:style>
    <style:style style:name="T22" style:family="text">
      <style:text-properties officeooo:rsid="002f854b"/>
    </style:style>
    <style:style style:name="T23" style:family="text">
      <style:text-properties fo:font-weight="bold" style:font-weight-asian="bold" style:font-weight-complex="bold"/>
    </style:style>
    <style:style style:name="T24" style:family="text">
      <style:text-properties officeooo:rsid="00317e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ización de la base de datos</text:p>
      <text:p text:style-name="P41"/>
      <table:table table:name="Tabla1" table:style-name="Tabla1">
        <table:table-column table:style-name="Tabla1.A"/>
        <table:table-row>
          <table:table-cell table:style-name="Tabla1.A1" office:value-type="string">
            <text:p text:style-name="P53">Criterio<text:span text:style-name="T16">s</text:span> para determinar si <text:span text:style-name="T16">una relación </text:span>se encuentra en forma normal de Boyce-Codd</text:p>
            <text:p text:style-name="P53"/>
            <text:p text:style-name="P51"><text:span text:style-name="T16">U</text:span>n esquema de relación R está en FNBC respecto a un conjunto de dependencias funcionales F si,para todas las dependencias funcionales de F<text:span text:style-name="T16">⁺</text:span> de la forma α→β, donde α⊆Ry β⊆R, se cumple al menos una de las siguientes condiciones:</text:p>
            <text:list xml:id="list1129768540" text:style-name="L1">
              <text:list-item>
                <text:p text:style-name="P60">α→β es una dependencia funcional trivial (es decir, β⊆α)</text:p>
              </text:list-item>
              <text:list-item>
                <text:p text:style-name="P60">α es una superclave del esquema R.</text:p>
              </text:list-item>
            </text:list>
            <text:p text:style-name="P52"/>
          </table:table-cell>
        </table:table-row>
      </table:table>
      <text:p text:style-name="P42"/>
      <text:p text:style-name="P41"/>
      <text:p text:style-name="P19"><text:span text:style-name="T1">Teniendo las siguientes relaciones se mostraran las dependencias funcionales no triviales (</text:span><text:span text:style-name="T5">α➝ α</text:span><text:span text:style-name="T4">) de cada Esquema en el que se basa la base de datos implementada en Postgresql:</text:span></text:p>
      <text:p text:style-name="P7"/>
      <text:list xml:id="list2921667264" text:style-name="L2">
        <text:list-item>
          <text:p text:style-name="P62">En Esquema-<text:span text:style-name="T3">F</text:span>avCoordinates:</text:p>
        </text:list-item>
      </text:list>
      <text:p text:style-name="P8"><text:tab/></text:p>
      <text:p text:style-name="P15">Siendo los atributos cellphoneClient, coordinate y nameCoordinate los atributos de la relación. cellphoneClient y corrdinate son la clave primaria pues un cellphoneClient puede relacionarse con más de una coordinate, y un corrdinate puede relacionarse en varios cellphoneClient, entonces solo se identifica el atributo nameCoordinate que es <text:span text:style-name="T3">el único no primo</text:span> con los atributos cellphoneClient y coordinate <text:span text:style-name="T3">de manera completa y sin transitividad.</text:span></text:p>
      <text:p text:style-name="P8"/>
      <text:list xml:id="list190633499904964" text:continue-numbering="true" text:style-name="L2">
        <text:list-item>
          <text:list>
            <text:list-item>
              <text:p text:style-name="P61"><text:span text:style-name="T2">cellphoneClient <text:s/>coordinate </text:span>➝ <text:s/><text:span text:style-name="T2">cellphoneClient <text:s/>coordinate <text:s/>nameCoordinate</text:span></text:p>
            </text:list-item>
          </text:list>
        </text:list-item>
      </text:list>
      <text:p text:style-name="P16"><text:tab/></text:p>
      <text:p text:style-name="P17"><text:tab/><text:span text:style-name="T3">(cellphoneClient <text:s/>coordinate)⁺= cellphoneClient <text:s/>coordinate <text:s/>nameCoordinate</text:span></text:p>
      <text:p text:style-name="P17"><text:tab/></text:p>
      <text:p text:style-name="P18"><text:tab/>cellphoneClient y coordinate son clave primaria</text:p>
      <text:p text:style-name="P17"><text:tab/></text:p>
      <text:p text:style-name="P9"><text:tab/>Esquema-favCoordinates esta en forma normal de Boyce-Codd</text:p>
      <text:p text:style-name="P17"/>
      <text:list xml:id="list3240252264" text:style-name="L3">
        <text:list-item>
          <text:p text:style-name="P63">En Esquema-Client:</text:p>
        </text:list-item>
      </text:list>
      <text:p text:style-name="P18"/>
      <text:p text:style-name="P14"><text:span text:style-name="T6">Es una abstracción del usuario que solicita los servicios. L</text:span>os atributos <text:span text:style-name="T7">de la relación son </text:span>cellphoneClient, <text:span text:style-name="T4">passwordClient, nameClient, address, creditCard y status,</text:span> <text:span text:style-name="T7">y</text:span> <text:span text:style-name="T4">es el atributo cellphoneClient el único que identifica de manera inequívoca al resto de los demás atributos. Entonces cada atributo depende funcionalmente de cellphoneClient, por ser una clave primaria no compuesta tambien dependen evidentemente de manera completa de dicha clave y en la relación se alcanzan todos los atributos sin ninguna transitividad se concluye lo siguiente.</text:span></text:p>
      <text:p text:style-name="P18"/>
      <text:list xml:id="list190634275216252" text:continue-numbering="true" text:style-name="L3">
        <text:list-item>
          <text:list>
            <text:list-item>
              <text:p text:style-name="P64">cellphoneClient ➝ cellphoneClient passwordClient nameClient address creditCard status</text:p>
            </text:list-item>
          </text:list>
        </text:list-item>
      </text:list>
      <text:p text:style-name="P1"/>
      <text:p text:style-name="P2"><text:tab/><text:span text:style-name="T4">(cellphoneClient)⁺ = cellphoneClient passwordClient nameClient address creditCard status</text:span></text:p>
      <text:p text:style-name="P1"><text:tab/></text:p>
      <text:p text:style-name="P1"><text:tab/><text:span text:style-name="T4">cellphoneClient es clave primaria</text:span></text:p>
      <text:p text:style-name="P1"/>
      <text:p text:style-name="P2"><text:soft-page-break/><text:tab/><text:span text:style-name="T2">Esquema-FavCoordinates esta en forma normal de Boyce-Codd</text:span></text:p>
      <text:p text:style-name="P2"/>
      <text:list xml:id="list2705408657" text:style-name="L4">
        <text:list-item>
          <text:p text:style-name="P69">En Esquema-Ask:</text:p>
        </text:list-item>
      </text:list>
      <text:p text:style-name="P20"/>
      <text:p text:style-name="P21">Es la abstracción de las solicitudes de viaje realizadas, donde se guarda cada solicitud con una identificación generada de manera automática, donde se guarda información relevante del viaje, la clave primaria del Esquema-Client y la clave primaria del Esquema-Driver. Los atributos de la relación <text:span text:style-name="T7">son</text:span> idAsk, cellPhoneClient, cellphoneDriver, initialCoordinates, finalCoordinates, initialTime, finalTime y stars, <text:span text:style-name="T7">donde ningun atributo fuera de idAsk depende funcionalmente de otro, esto debiddo a que es posible que un usuario con un determinado cellPhoneClient pueda realizar multiples viajes iguales y que deben estar registrados en la base de datos, cada coductor con un determinado cellPhoneDriver puede realizar de la misma manera multiples viajes y pueden relacionarsen estos mismos en viajes distintos. Por estas razones el atributo auto-generado idAsk existe e identifica cada viaje solicitado de manera inequivoca.</text:span></text:p>
      <text:p text:style-name="P22"/>
      <text:list xml:id="list2455447273" text:style-name="L5">
        <text:list-item>
          <text:list>
            <text:list-item>
              <text:p text:style-name="P70">IdAsk <text:span text:style-name="T4">➝ <text:s/>idAsk cellPhoneClient cellphoneDriver initialCoordinates finalCoordinates initialTime finalTime stars</text:span></text:p>
            </text:list-item>
          </text:list>
        </text:list-item>
      </text:list>
      <text:p text:style-name="P23"/>
      <text:p text:style-name="P24"><text:tab/><text:span text:style-name="T9">(</text:span>IdAsk<text:span text:style-name="T9">)⁺</text:span> <text:span text:style-name="T9">= idAsk cellPhoneClient cellphoneDriver initialCoordinates finalCoordinates <text:tab/>initialTime finalTime stars</text:span></text:p>
      <text:p text:style-name="P24"/>
      <text:p text:style-name="P24"><text:tab/><text:span text:style-name="T9">idAsk es la clave primaria</text:span></text:p>
      <text:p text:style-name="P24"><text:tab/></text:p>
      <text:p text:style-name="P24"><text:tab/><text:span text:style-name="T9">Esquema-Ask esta en forma normal de Boyce-Codd</text:span></text:p>
      <text:p text:style-name="P20"/>
      <text:list xml:id="list190634411161315" text:continue-numbering="true" text:style-name="L5">
        <text:list-item>
          <text:p text:style-name="P71">En Esquem<text:span text:style-name="T8">a-Driver:</text:span></text:p>
        </text:list-item>
      </text:list>
      <text:p text:style-name="P29"/>
      <text:p text:style-name="P33">Es una abstracción del usuario que toma los servicios, quien conduce el taxi para llevar a su destino al usuario Client<text:span text:style-name="T9">e. Los atributos de la relación son cellphoneDriver, cc, passwordDriver, nameDriver, available, numAccount y status. El atributo cellphnoeDriver y cc identifican de manera inequívoca al resto de los demás atributos en la relación, entonces se tienen dos claves candidatas para esta relación y es posible la elección de cualquiera de las dos. Para esta implementación se eligió cellphone como clave primaria y cc como atributo no primo unique. Como ninguna de las dos claves candidatas es compuesta, los atributos dependen completamente de la clave y en la relación se alcanzan todos los atributos sin ninguna transitividad se concluye lo siguiente.</text:span></text:p>
      <text:p text:style-name="P32"/>
      <text:p text:style-name="P10"/>
      <text:list xml:id="list190633059997626" text:continue-numbering="true" text:style-name="L5">
        <text:list-item>
          <text:list>
            <text:list-item>
              <text:p text:style-name="P65">cellphone<text:span text:style-name="T10">Driver</text:span> ➝ <text:span text:style-name="T10">cellphoneDriver cc passwordDriver nameDriver available numAccount status</text:span></text:p>
            </text:list-item>
            <text:list-item>
              <text:p text:style-name="P66"><text:span text:style-name="T16">cc</text:span> ➝ <text:span text:style-name="T10">cellphoneDriver cc passwordDriver nameDriver available numAccount status</text:span></text:p>
            </text:list-item>
          </text:list>
        </text:list-item>
      </text:list>
      <text:p text:style-name="P3"/>
      <text:p text:style-name="P26"><text:tab/>(cellphoneClient)⁺ = cellphoneDriver <text:span text:style-name="T15">cc </text:span>passwordDriver nameDriver available numAccount <text:tab/>status</text:p>
      <text:p text:style-name="P3"/>
      <text:p text:style-name="P26"><text:tab/>cellphoneClient es clave primaria</text:p>
      <text:p text:style-name="P3"/>
      <text:p text:style-name="P13"><text:tab/>Esquema-FavCoordinates esta en forma normal de Boyce-Codd</text:p>
      <text:p text:style-name="P13"/>
      <text:p text:style-name="P13"/>
      <text:p text:style-name="P3"><text:soft-page-break/></text:p>
      <text:list xml:id="list190633551660076" text:continue-numbering="true" text:style-name="L5">
        <text:list-item>
          <text:p text:style-name="P72">En Esquem<text:span text:style-name="T8">a-Drive:</text:span></text:p>
        </text:list-item>
      </text:list>
      <text:p text:style-name="P28"/>
      <text:p text:style-name="P57">En esta relación se busca guardar todos los taxis que un conductor ha manejado, pues un conductor podria tener un taxi y cambiarlo por uno diferente para la empresa, pero desear ver cuales han sido sus carros desde que trabaja en el lugar. La relación tiene los atributos <text:span text:style-name="T11">idReport, cellphoneDriver, plaque y date, donde se guarda y asocia la clave primaria de cada conductor con la placa del vehiculo, junto con el momento en que se hizo este cambio de taxi y un id auto-generado donde se identifican todos los cambios de cada conductor, debido a que un conductor podria cambiar su carro por otro y luego cambiarlo nuevamente por el anterior, asi que no es posible identificar un registro en particular sin un atributo como idReport que tenga identificaciones unicas para cada cambio. Entonces, cada atributo depende funcionalmente de idReport de manera completa y sin transitividad.</text:span></text:p>
      <text:p text:style-name="P31"/>
      <text:p text:style-name="P11"/>
      <text:list xml:id="list190634484032736" text:continue-numbering="true" text:style-name="L5">
        <text:list-item>
          <text:list>
            <text:list-item>
              <text:p text:style-name="P67"><text:span text:style-name="T11">idReport</text:span> ➝ <text:span text:style-name="T11">idReport cellphoneDriver plaque date</text:span></text:p>
            </text:list-item>
          </text:list>
        </text:list-item>
      </text:list>
      <text:p text:style-name="P4"/>
      <text:p text:style-name="P27"><text:tab/>(idReport)⁺ = idReport cellphoneDriver plaque date</text:p>
      <text:p text:style-name="P4"/>
      <text:p text:style-name="P27"><text:tab/>idReport es clave primaria</text:p>
      <text:p text:style-name="P4"/>
      <text:p text:style-name="P12"><text:tab/>Esquema- Drive esta en forma normal de Boyce-Codd</text:p>
      <text:p text:style-name="P5"/>
      <text:list xml:id="list190633166354344" text:continue-numbering="true" text:style-name="L5">
        <text:list-item>
          <text:p text:style-name="P73">En Esquem<text:span text:style-name="T8">a-Taxi:</text:span></text:p>
        </text:list-item>
      </text:list>
      <text:p text:style-name="P30"/>
      <text:p text:style-name="P56">Es una abstracción del Taxi. Los atributos de la relación son model<text:span text:style-name="T12">, year y plaque, donde plaque y soat identifican de manera inequívoca al resto de los atributos, entonces se tienen dos claves candidatas para esta relación y es posible la elección de cualquiera de las dos. Para esta implementación se eligió plaque como clave primaria y soat como atributo no primo unique. Como ninguna de las dos claves candidatas es compuesta (se cumple condición de Fnbc), los atributos dependen completamente de la clave y en la relación se alcanzan todos los atributos sin ninguna transitividad se concluye lo siguiente. </text:span></text:p>
      <text:p text:style-name="P12"/>
      <text:list xml:id="list190633356903559" text:continue-numbering="true" text:style-name="L5">
        <text:list-item>
          <text:list>
            <text:list-item>
              <text:p text:style-name="P68"><text:span text:style-name="T12">plaque</text:span> ➝ <text:span text:style-name="T12">plaque soat model year </text:span></text:p>
            </text:list-item>
            <text:list-item>
              <text:p text:style-name="P66"><text:span text:style-name="T12">soat</text:span> ➝ <text:span text:style-name="T16">soat plaque model year </text:span></text:p>
            </text:list-item>
          </text:list>
        </text:list-item>
      </text:list>
      <text:p text:style-name="P25"/>
      <text:p text:style-name="P25"><text:tab/><text:span text:style-name="T12">(plaque)⁺</text:span> <text:span text:style-name="T14">=</text:span> <text:span text:style-name="T12">plaque model year </text:span></text:p>
      <text:p text:style-name="P6"/>
      <text:p text:style-name="P25"><text:tab/>plaque es clave primaria</text:p>
      <text:p text:style-name="P5"/>
      <text:p text:style-name="P12"><text:tab/>Esquema-Taxi esta en forma normal de Boyce-Codd</text:p>
      <text:p text:style-name="P5"/>
      <text:list xml:id="list379813887" text:style-name="L6">
        <text:list-item>
          <text:p text:style-name="P74">En Esquema-<text:span text:style-name="T14">M</text:span>odelTaxi</text:p>
        </text:list-item>
      </text:list>
      <text:p text:style-name="P34"/>
      <text:p text:style-name="P35">Es una relación <text:span text:style-name="T13">con los atributos model, tradeMark y trunk, donde model es el </text:span>único que identifica de manera inequívoca al resto de los atributos, <text:span text:style-name="T14">pues cada modelo tiene una unica marca que lo fabrica y el tamaño de su baul depende exclusivamente del modelo. Cada atributo depende funcionalmente de model de manera completa y sin transitividad.</text:span></text:p>
      <text:p text:style-name="P34"/>
      <text:list xml:id="list190633166052388" text:continue-numbering="true" text:style-name="L6">
        <text:list-item>
          <text:list>
            <text:list-item>
              <text:p text:style-name="P75">model <text:span text:style-name="T4">➝ </text:span>model tradeMark trunk</text:p>
            </text:list-item>
          </text:list>
        </text:list-item>
      </text:list>
      <text:p text:style-name="P36"/>
      <text:p text:style-name="P36"><text:soft-page-break/><text:tab/>(model)⁺ =<text:span text:style-name="T4"> </text:span>model tradeMark trunk</text:p>
      <text:p text:style-name="P36"/>
      <text:p text:style-name="P36"><text:tab/>mode es clave primaria</text:p>
      <text:p text:style-name="P36"/>
      <text:p text:style-name="P36"><text:tab/>Esquema-ModelTaxi esta en forma normal de Boyce-Codd</text:p>
      <text:p text:style-name="P36"/>
      <text:list xml:id="list1585088547" text:style-name="L7">
        <text:list-item>
          <text:p text:style-name="P76">Esquema-Gps</text:p>
        </text:list-item>
      </text:list>
      <text:p text:style-name="P37"/>
      <text:p text:style-name="P38">Relación donde se guarda cada determinado tiempo la placa de un taxi, el momento en el que se realiza la inserción de la tupla y las corrdenadas de la ubicación del taxi en ese momento, con los atributos plaque, timestamp y coordinate, donde la clave primaria es plaque y timestamp pues identifican de manera inequivoca una coordenada que es el atributo no primo.</text:p>
      <text:p text:style-name="P40"/>
      <text:list xml:id="list3605481538" text:style-name="L8">
        <text:list-item>
          <text:list>
            <text:list-item>
              <text:p text:style-name="P77">plaque timestamp <text:span text:style-name="T4">➝ </text:span>plaque timestamp coordinate</text:p>
            </text:list-item>
          </text:list>
        </text:list-item>
      </text:list>
      <text:p text:style-name="P39"/>
      <text:p text:style-name="P39"><text:tab/>(plaque timestamp)⁺ = plaque timestamp coordinate</text:p>
      <text:p text:style-name="P39"/>
      <text:p text:style-name="P39"><text:tab/>plaque y timestamp son la clave primaria</text:p>
      <text:p text:style-name="P39"/>
      <text:p text:style-name="P39"><text:tab/>Esquema-Gps esta en forma normal de Boyce-Codd</text:p>
      <text:p text:style-name="P39"/>
      <text:p text:style-name="P39"/>
      <text:p text:style-name="P39"/>
      <text:p text:style-name="P54">INDICES</text:p>
      <text:p text:style-name="P54"/>
      <text:p text:style-name="P55">Para la tabla Client</text:p>
      <text:p text:style-name="P58"/>
      <text:p text:style-name="P55">CREATE TABLE Client (</text:p>
      <text:p text:style-name="P58">cellphoneClient VARCHAR(10)<text:span text:style-name="T23">,</text:span></text:p>
      <text:p text:style-name="P58">passwordClient VARCHAR(40)<text:span text:style-name="T23">,</text:span></text:p>
      <text:p text:style-name="P58">nameClient VARCHAR(40)<text:span text:style-name="T23">,</text:span></text:p>
      <text:p text:style-name="P58">address GEOMETRY<text:span text:style-name="T23">,</text:span></text:p>
      <text:p text:style-name="P58">creditCard VARCHAR(16)<text:span text:style-name="T23">,</text:span></text:p>
      <text:p text:style-name="P58">status BOOLEAN<text:span text:style-name="T23">,</text:span></text:p>
      <text:p text:style-name="P58"><text:tab/></text:p>
      <text:p text:style-name="P58">PRIMARY KEY (cellphoneClient)</text:p>
      <text:p text:style-name="P55">);</text:p>
      <text:p text:style-name="P58"/>
      <text:p text:style-name="P59">Se analiza la consulta más recurrente para esta tabla que es para el login:</text:p>
      <text:p text:style-name="P59"/>
      <text:p text:style-name="P59">SELECT * FROM Client WHERE cellphone = ? AND password = ? AND status = true</text:p>
      <text:p text:style-name="P59"/>
      <text:p text:style-name="P59">Se usa el indice en cellphone para encontrar todos lo usuarios con el cellphone indicado (es unico por tratarse de un atributo primario en la tabla) y luego examinar si coinciden los atributos password y status. Se descartan estrategias en las que se usen más indices <text:span text:style-name="T17">u otros indices, </text:span>pues <text:span text:style-name="T17">podrían</text:span> haber muchos regis<text:span text:style-name="T19">tros con status = true o </text:span><text:span text:style-name="T20">contraseña</text:span><text:span text:style-name="T19"> </text:span><text:span text:style-name="T20">igual en muchos usuarios.</text:span></text:p>
      <text:p text:style-name="P49"/>
      <text:p text:style-name="P50">Se usa además la organización por asociación (hash) pues para este tipo de consultas <text:span text:style-name="T21">el tiempo medio de una búsqueda es una constante que no depende del tamaño de la base de datos</text:span></text:p>
      <text:p text:style-name="P43"><text:soft-page-break/></text:p>
      <text:list xml:id="list3933414388" text:style-name="L9">
        <text:list-item>
          <text:p text:style-name="P78">create index searchCellphoneClient on Client using hash (cellphoneClient);</text:p>
        </text:list-item>
      </text:list>
      <text:p text:style-name="P45"/>
      <text:p text:style-name="P45"/>
      <text:p text:style-name="P48">Para la tabla FavCoordinates</text:p>
      <text:p text:style-name="P46"/>
      <text:p text:style-name="P48">CREATE TABLE FavCoordinates (</text:p>
      <text:p text:style-name="P46">cellphoneClient VARCHAR(10)<text:span text:style-name="T23">,</text:span></text:p>
      <text:p text:style-name="P46">coordinate GEOMETRY<text:span text:style-name="T23">,</text:span></text:p>
      <text:p text:style-name="P46">nameCoordinate VARCHAR(40)<text:span text:style-name="T23">,</text:span></text:p>
      <text:p text:style-name="P46"/>
      <text:p text:style-name="P46">PRIMARY KEY (cellphoneClient, coordinate)<text:span text:style-name="T23">,</text:span></text:p>
      <text:p text:style-name="P46">FOREIGN KEY (cellphoneClient) REFERENCES Client(cellphoneClient) ON DELETE CASCADE</text:p>
      <text:p text:style-name="P48">);</text:p>
      <text:p text:style-name="P46"/>
      <text:p text:style-name="P47">Se usa el indice en cellphone, suponiendo una distribución de datos en las que hay muchos más usuarios clientes que usan la aplicación que la cantidad de lugares favoritos que tienen cada uno de estos clientes en caso de que se hagan consultas por toda la llave primaria.</text:p>
      <text:p text:style-name="P47"/>
      <text:p text:style-name="P47">Las consultas hechas en la aplicación buscan todas las coordenadas de un mismo cliente, son de la forma:</text:p>
      <text:p text:style-name="P44"/>
      <text:p text:style-name="P44">SELECT * FROM <text:span text:style-name="T18">FavCoordinates</text:span> WHERE cellphone = ?</text:p>
      <text:p text:style-name="P44"/>
      <text:p text:style-name="P47">Por estas razones se opta por la utilización de una organización por asociación (hash)</text:p>
      <text:p text:style-name="P47"/>
      <text:list xml:id="list1925488160" text:style-name="L10">
        <text:list-item>
          <text:p text:style-name="P79">create index searchNameFavCoordinate on FavCoordinates using hash (cellphoneClient);</text:p>
        </text:list-item>
      </text:list>
      <text:p text:style-name="P82"/>
      <text:p text:style-name="P82">Para la tabla <text:span text:style-name="T22">Driver</text:span></text:p>
      <text:p text:style-name="P80"/>
      <text:p text:style-name="P80"/>
      <text:p text:style-name="P84">CREATE TABLE Driver (</text:p>
      <text:p text:style-name="P80">cellphoneDriver VARCHAR(10)<text:span text:style-name="T23">,</text:span></text:p>
      <text:p text:style-name="P80">cc VARCHAR(15) UNIQUE<text:span text:style-name="T23">,</text:span></text:p>
      <text:p text:style-name="P80">passwordDriver VARCHAR(40)<text:span text:style-name="T23">,</text:span></text:p>
      <text:p text:style-name="P80">nameDriver VARCHAR(40)<text:span text:style-name="T23">,</text:span></text:p>
      <text:p text:style-name="P80">available BOOLEAN<text:span text:style-name="T23">,</text:span></text:p>
      <text:p text:style-name="P80">numAccount VARCHAR(16)<text:span text:style-name="T23">,</text:span></text:p>
      <text:p text:style-name="P80">status BOOLEAN<text:span text:style-name="T23">,</text:span></text:p>
      <text:p text:style-name="P80"/>
      <text:p text:style-name="P80">PRIMARY KEY (cellphoneDriver)</text:p>
      <text:p text:style-name="P84">);</text:p>
      <text:p text:style-name="P80"/>
      <text:p text:style-name="P80">Se usan los mismos criterios que en la tabla <text:span text:style-name="T23">Client</text:span> para la elección de una organización por asociación (hash) <text:span text:style-name="T24">y para elegir el atributo cellphoneDriver</text:span></text:p>
      <text:p text:style-name="P80"/>
      <text:list xml:id="list3010802483" text:style-name="L11">
        <text:list-item>
          <text:p text:style-name="P81">create index searchCellphoneDriver on Driver using hash (cellphoneDriver);</text:p>
        </text:list-item>
      </text:list>
      <text:p text:style-name="P80"/>
      <text:p text:style-name="P80"/>
      <text:p text:style-name="P8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2:26:47.381795479</meta:creation-date>
    <dc:date>2019-04-04T19:06:32.221562749</dc:date>
    <meta:editing-duration>PT1H53M1S</meta:editing-duration>
    <meta:editing-cycles>11</meta:editing-cycles>
    <meta:generator>LibreOffice/6.0.7.3$Linux_X86_64 LibreOffice_project/00m0$Build-3</meta:generator>
    <meta:document-statistic meta:table-count="1" meta:image-count="0" meta:object-count="0" meta:page-count="6" meta:paragraph-count="105" meta:word-count="1461" meta:character-count="9798" meta:non-whitespace-character-count="8413"/>
  </office:meta>
</office:document-meta>
</file>